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87" calcext:value-type="float">
            <text:p>1487</text:p>
          </table:table-cell>
          <table:table-cell table:style-name="ce7" table:formula="of:=COUNTIF([.B7:.B999998];&quot;X&quot;)" office:value-type="float" office:value="1296" calcext:value-type="float">
            <text:p>1296</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81" calcext:value-type="float">
            <text:p>158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5">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8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07">00/00/0000</text:date>, <text:time style:data-style-name="N2" text:time-value="20:29:57.0458785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07T20:30:08.166563536</dc:date>
    <meta:editing-duration>P1DT14H23M39S</meta:editing-duration>
    <meta:editing-cycles>1480</meta:editing-cycles>
    <meta:document-statistic meta:table-count="1" meta:cell-count="8979" meta:object-count="0"/>
  </office:meta>
</office:document-meta>
</file>